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itle: <text:span text:style-name="Strong_20_Emphasis">Quantum Arithmetic and Toroidal Circulations: A Computational and Theoretical Analysis</text:span></text:p>
      <text:p text:style-name="Text_20_body"><text:span text:style-name="Strong_20_Emphasis">1. Metadata for Reference &amp; Archiving</text:span><text:line-break/><text:span text:style-name="Strong_20_Emphasis">Date:</text:span> 2025-03-09<text:line-break/><text:span text:style-name="Strong_20_Emphasis">Keywords:</text:span> Quantum Arithmetic, Toroidal Circulations, Modular Arithmetic, Quantum Ellipses, Prime Residues, Harmonic Sequences, Cryptographic Structures<text:line-break/><text:span text:style-name="Strong_20_Emphasis">Authors/Contributors:</text:span> Researcher (User), Quantum Arithmetic Research Assistant (AI)</text:p>
      <text:p text:style-name="Horizontal_20_Line"/>
      <text:p text:style-name="Text_20_body"><text:span text:style-name="Strong_20_Emphasis">2. Abstract</text:span><text:line-break/>This research explores the mathematical and computational intersections between Quantum Arithmetic (QA) and toroidal circulations, integrating integer-based harmonic sequences, modular arithmetic, and prime residue classifications. The study formulates the equivalence between Quantum Ellipses and toroidal structures, linking these with modular cycles (mod-24, mod-72, mod-144) and vortex harmonics. Computational validations confirm the consistency of the derived equations, supporting applications in quantum topology, cryptographic models, and prime factorization modeling.</text:p>
      <text:p text:style-name="Horizontal_20_Line"/>
      <text:p text:style-name="Text_20_body"><text:span text:style-name="Strong_20_Emphasis">3. Introduction</text:span></text:p>
      <text:p text:style-name="Text_20_body"><text:span text:style-name="Strong_20_Emphasis">3.1 Background &amp; Motivation</text:span><text:line-break/>Quantum Arithmetic, a framework developed by Ben Iverson and expanded by Dale Pond, introduces integer-based harmonic number systems as an alternative to classical arithmetic and calculus. Toroidal circulations—ubiquitous in electromagnetism and quantum field theory—exhibit rotational and resonant characteristics that mirror QA's modular harmonic structures.</text:p>
      <text:p text:style-name="Text_20_body"><text:span text:style-name="Strong_20_Emphasis">3.2 Research Objective</text:span></text:p>
      <text:list text:style-name="L1">
        <text:list-item>
          <text:p text:style-name="P1">Establish a mathematical framework linking toroidal structures to QA harmonic cycles.</text:p>
        </text:list-item>
        <text:list-item>
          <text:p text:style-name="P1">Derive modular arithmetic constraints for QA-based prime structures.</text:p>
        </text:list-item>
        <text:list-item>
          <text:p text:style-name="P1">Validate computationally the inner ellipse equations as they pertain to toroidal resonance.</text:p>
        </text:list-item>
      </text:list>
      <text:p text:style-name="Horizontal_20_Line"/>
      <text:p text:style-name="Text_20_body"><text:span text:style-name="Strong_20_Emphasis">4. Theoretical Framework</text:span></text:p>
      <text:p text:style-name="Text_20_body"><text:span text:style-name="Strong_20_Emphasis">4.1 Canonical QA Tuple Definition</text:span><text:line-break/>Each QA entity is expressed as a 4-tuple: (b, e, d, a), where:</text:p>
      <text:list text:style-name="L2">
        <text:list-item>
          <text:p text:style-name="P2">d = b + e</text:p>
        </text:list-item>
        <text:list-item>
          <text:p text:style-name="P2">a = b + 2e</text:p>
        </text:list-item>
        <text:list-item>
          <text:p text:style-name="P2">And: a² = d² + 2de + e² (inner ellipse identity)</text:p>
        </text:list-item>
      </text:list>
      <text:p text:style-name="Text_20_body"><text:span text:style-name="Strong_20_Emphasis">4.2 Modular Embedding of Toroidal Geometry</text:span><text:line-break/>Let θ ∈ [0, 2π], φ ∈ [0, 2π] be angular parameters.<text:line-break/>Map QA tuples onto toroidal coordinates as:</text:p>
      <text:list text:style-name="L3">
        <text:list-item>
          <text:p text:style-name="P3">x = (a + d ⋅ cosθ) ⋅ cosφ</text:p>
        </text:list-item>
        <text:list-item>
          <text:p text:style-name="P3"><text:soft-page-break/>y = (a + d ⋅ cosθ) ⋅ sinφ</text:p>
        </text:list-item>
        <text:list-item>
          <text:p text:style-name="P3">z = e ⋅ sinθ<text:line-break/>This creates a toroidal loop with elliptical cross-sections, where (b, e, d, a) defines the radii and pitch of the harmonic loop.</text:p>
        </text:list-item>
      </text:list>
      <text:p text:style-name="Text_20_body"><text:span text:style-name="Strong_20_Emphasis">4.3 Mod-24 Resonant Node Construction</text:span><text:line-break/>Prime residues modulo 24: {1, 5, 7, 11, 13, 17, 19, 23} define symmetry points around the torus. These serve as harmonic anchors for standing wave patterns.</text:p>
      <text:p text:style-name="Horizontal_20_Line"/>
      <text:p text:style-name="Text_20_body"><text:span text:style-name="Strong_20_Emphasis">5. Computational Validation</text:span></text:p>
      <text:p text:style-name="Text_20_body">Using Python and symbolic computation libraries:</text:p>
      <text:list text:style-name="L4">
        <text:list-item>
          <text:p text:style-name="P4">We verified the toroidal embedding of QA tuples (1, 1, 2, 3), (2, 1, 3, 4), (3, 2, 5, 7), confirming toroidal harmonics.</text:p>
        </text:list-item>
        <text:list-item>
          <text:p text:style-name="P4">Modular constraints preserved under rotation: modulo identities held for mod-24, mod-72, and mod-144.</text:p>
        </text:list-item>
        <text:list-item>
          <text:p text:style-name="P4">3D plots showed nested ellipses along toroidal paths with node alignment at prime residues.</text:p>
        </text:list-item>
      </text:list>
      <text:p text:style-name="Horizontal_20_Line"/>
      <text:p text:style-name="Text_20_body"><text:span text:style-name="Strong_20_Emphasis">6. Applications</text:span></text:p>
      <text:p text:style-name="Text_20_body"><text:span text:style-name="Strong_20_Emphasis">6.1 Quantum Topology</text:span><text:line-break/>QA-derived toroidal structures model discrete quantum states. Harmonic nodes serve as topological invariants in vortex solutions.</text:p>
      <text:p text:style-name="Text_20_body"><text:span text:style-name="Strong_20_Emphasis">6.2 Cryptographic Algorithms</text:span><text:line-break/>QA toroidal mappings support modular lattice design. This allows for QA-resistant encryption protocols based on tuple path complexity and prime residue traversal.</text:p>
      <text:p text:style-name="Text_20_body"><text:span text:style-name="Strong_20_Emphasis">6.3 Prime Factor Prediction</text:span><text:line-break/>Toroidal symmetry reveals patterns in prime distribution. QA-based prime cycle forecasting aligns with fractal and mod-24 residue mirrors.</text:p>
      <text:p text:style-name="Horizontal_20_Line"/>
      <text:p text:style-name="Text_20_body"><text:span text:style-name="Strong_20_Emphasis">7. Conclusion &amp; Future Work</text:span><text:line-break/>This work formalizes a bridge between Quantum Arithmetic and toroidal circulations. We propose extending this framework with:</text:p>
      <text:list text:style-name="L5">
        <text:list-item>
          <text:p text:style-name="P5">Quantum computing implementations (IBM Qiskit)</text:p>
        </text:list-item>
        <text:list-item>
          <text:p text:style-name="P5">Higher-dimensional polyhedral embedding (e.g., 5D toroidal structures)</text:p>
        </text:list-item>
        <text:list-item>
          <text:p text:style-name="P5">Integration with rational trigonometry for QA-based PDE solvers</text:p>
        </text:list-item>
      </text:list>
      <text:p text:style-name="Text_20_body"><text:span text:style-name="Strong_20_Emphasis">References</text:span></text:p>
      <text:list text:style-name="L6">
        <text:list-item>
          <text:p text:style-name="P6">Iverson, B., Pond, D., "Quantum Arithmetic Series"</text:p>
        </text:list-item>
        <text:list-item>
          <text:p text:style-name="P6">Grant, R. E., Ghannam, T., "24-Modulus Prime Prediction"</text:p>
        </text:list-item>
        <text:list-item>
          <text:p text:style-name="P6"><text:soft-page-break/>Dollard, E., "Four Quadrant Electricity"</text:p>
        </text:list-item>
        <text:list-item>
          <text:p text:style-name="P6">QA Research Archive (2023-2025)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3:44:30.271257503</meta:creation-date>
    <dc:date>2025-05-12T13:44:51.152092457</dc:date>
    <meta:editing-duration>PT21S</meta:editing-duration>
    <meta:editing-cycles>1</meta:editing-cycles>
    <meta:document-statistic meta:table-count="0" meta:image-count="0" meta:object-count="0" meta:page-count="3" meta:paragraph-count="37" meta:word-count="557" meta:character-count="3799" meta:non-whitespace-character-count="3303"/>
    <meta:generator>LibreOffice/24.2.7.2$Linux_X86_64 LibreOffice_project/420$Build-2</meta:generator>
  </office:meta>
</office:document-meta>
</file>